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text-properties officeooo:paragraph-rsid="001a2756"/>
    </style:style>
    <style:style style:name="P3" style:family="paragraph" style:parent-style-name="Text_20_body" style:list-style-name="L1">
      <style:paragraph-properties fo:margin-top="0in" fo:margin-bottom="0in" loext:contextual-spacing="false"/>
    </style:style>
    <style:style style:name="P4" style:family="paragraph" style:parent-style-name="Heading_20_1">
      <style:paragraph-properties fo:text-align="center" style:justify-single-word="false"/>
      <style:text-properties style:font-name="Ubuntu"/>
    </style:style>
    <style:style style:name="P5" style:family="paragraph" style:parent-style-name="Heading_20_2">
      <style:paragraph-properties fo:text-align="center" style:justify-single-word="false"/>
    </style:style>
    <style:style style:name="T1" style:family="text">
      <style:text-properties officeooo:rsid="001a2756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d8ndl.org</text:h>
      <text:h text:style-name="P5" text:outline-level="2">Dayton Dynamic Languages</text:h>
      <text:p text:style-name="P2">Exploring the craft of programming in a variety of modern languages: </text:p>
      <text:p text:style-name="P2"><text:span text:style-name="T1">Think </text:span>Python, Perl, Ruby, JavaScript, PHP, etc... </text:p>
      <text:h text:style-name="Heading_20_2" text:outline-level="2">What we are</text:h>
      <text:p text:style-name="Text_20_body">A group of programmers, from novice to expert, who meet to learn together about techniques, technologies, and languages. </text:p>
      <text:p text:style-name="Text_20_body">"Dynamic languages" are a family of high-level interpreted programming languages. Truth is, we are a little broader than that and sometimes try out languages that aren't technically dynamic... but they're always <text:span text:style-name="Emphasis">interesting!</text:span> We're a highly interactive group - we experiment, ask each other questions, and play with things until they break in interesting ways. We get insights that we can use no matter what language we're working in.</text:p>
      <text:p text:style-name="Text_20_body">We are a special interest group (SIG) of the Dayton Microcomputer Association.</text:p>
      <text:h text:style-name="Heading_20_2" text:outline-level="2">What do we do?</text:h>
      <text:list xml:id="list1349468795" text:style-name="L1">
        <text:list-item>
          <text:p text:style-name="P3">Explore a principle of programming that's relevant across languages </text:p>
        </text:list-item>
        <text:list-item>
          <text:p text:style-name="P3">Try out an intriguing package or library </text:p>
        </text:list-item>
        <text:list-item>
          <text:p text:style-name="P3">Delve into a class of application </text:p>
        </text:list-item>
        <text:list-item>
          <text:p text:style-name="P1">Try out a programming language none of us knows </text:p>
        </text:list-item>
      </text:list>
      <text:h text:style-name="Heading_20_2" text:outline-level="2">Monthly meetings</text:h>
      <text:p text:style-name="Text_20_body">We meet the 2nd Wednesday of every month, 7 - 9 PM, upstairs at Brixx Ice House. Your topic suggestions are welcome!</text:p>
      <text:h text:style-name="Heading_20_2" text:outline-level="2">PyFri@WBI</text:h>
      <text:p text:style-name="Text_20_body">We hold an informal Python Learners' Meetup on Fridays at noon at Wright Brothers' Institute on Springfield Street (near the Air Force museum). </text:p>
      <text:h text:style-name="Heading_20_2" text:outline-level="2">Find out more!</text:h>
      <text:p text:style-name="Text_20_body">Check d8n.org and sign up for our mailing list, <text:span text:style-name="T1">and </text:span>see the DMA's meetup page at https://www.meetup.com/Dayton-Microcomputer-Association-Meetup for meeting specific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4T01:18:19.982495928</meta:creation-date>
    <dc:date>2019-10-04T01:22:13.398485698</dc:date>
    <meta:editing-duration>PT3M53S</meta:editing-duration>
    <meta:editing-cycles>1</meta:editing-cycles>
    <meta:document-statistic meta:table-count="0" meta:image-count="0" meta:object-count="0" meta:page-count="1" meta:paragraph-count="19" meta:word-count="233" meta:character-count="1469" meta:non-whitespace-character-count="1251"/>
    <meta:generator>LibreOffice/6.0.7.3$Linux_X86_64 LibreOffice_project/00m0$Build-3</meta:generator>
  </office:meta>
</office:document-meta>
</file>